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2.887cm" style:rel-column-width="11134*"/>
    </style:style>
    <style:style style:name="Tabla1.B" style:family="table-column">
      <style:table-column-properties style:column-width="4.703cm" style:rel-column-width="18133*"/>
    </style:style>
    <style:style style:name="Tabla1.D" style:family="table-column">
      <style:table-column-properties style:column-width="4.704cm" style:rel-column-width="1813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nologías para interactuar con imágenes</text:p>
      <text:p text:style-name="P1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2">Tecnología</text:p>
          </table:table-cell>
          <table:table-cell table:style-name="Tabla1.A1" office:value-type="string">
            <text:p text:style-name="P2">Features</text:p>
          </table:table-cell>
          <table:table-cell table:style-name="Tabla1.A1" office:value-type="string">
            <text:p text:style-name="P2">Ventajas</text:p>
          </table:table-cell>
          <table:table-cell table:style-name="Tabla1.D1" office:value-type="string">
            <text:p text:style-name="P2">Desventajas</text:p>
          </table:table-cell>
        </table:table-row>
        <table:table-row>
          <table:table-cell table:style-name="Tabla1.A2" office:value-type="string">
            <text:p text:style-name="P2">HTML + JavaScript</text:p>
          </table:table-cell>
          <table:table-cell table:style-name="Tabla1.A2" office:value-type="string">
            <text:p text:style-name="P2">- Utiliza tags html estándares</text:p>
          </table:table-cell>
          <table:table-cell table:style-name="Tabla1.A2" office:value-type="string">
            <text:p text:style-name="P2">- Performance</text:p>
            <text:p text:style-name="P2">- Simplicidad</text:p>
          </table:table-cell>
          <table:table-cell table:style-name="Tabla1.D2" office:value-type="string">
            <text:p text:style-name="P2">- Requiere el diseño de una imagen previa sobre la cual trabajar</text:p>
            <text:p text:style-name="P2">- Trabajo con coordenadas algo dificultoso</text:p>
          </table:table-cell>
        </table:table-row>
        <table:table-row>
          <table:table-cell table:style-name="Tabla1.A2" office:value-type="string">
            <text:p text:style-name="P2">JavaFX</text:p>
          </table:table-cell>
          <table:table-cell table:style-name="Tabla1.A2" office:value-type="string">
            <text:p text:style-name="P2">- Corre sobre JVM previamente parchada </text:p>
            <text:p text:style-name="P2">- Lenguaje declarativo, orientado al diseño</text:p>
          </table:table-cell>
          <table:table-cell table:style-name="Tabla1.A2" office:value-type="string">
            <text:p text:style-name="P2">- Simplicidad para desarrollar aplicaciones gráficas</text:p>
          </table:table-cell>
          <table:table-cell table:style-name="Tabla1.D2" office:value-type="string">
            <text:p text:style-name="P2">- Aun no disponible para Linux???</text:p>
            <text:p text:style-name="P2">- Performance pobre</text:p>
          </table:table-cell>
        </table:table-row>
        <table:table-row>
          <table:table-cell table:style-name="Tabla1.A2" office:value-type="string">
            <text:p text:style-name="P2">Flash / Flex</text:p>
          </table:table-cell>
          <table:table-cell table:style-name="Tabla1.A2" office:value-type="string">
            <text:p text:style-name="P2">- </text:p>
          </table:table-cell>
          <table:table-cell table:style-name="Tabla1.A2" office:value-type="string">
            <text:p text:style-name="P2">- Integración con HTML y Java Script</text:p>
          </table:table-cell>
          <table:table-cell table:style-name="Tabla1.D2" office:value-type="string">
            <text:p text:style-name="P2">- No es open source</text:p>
            <text:p text:style-name="P2">- Contenido más difícil de indexar para los buscadores</text:p>
            <text:p text:style-name="P2">- Requiere un plug-in específico para ejecutar</text:p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</table:table>
      <text:p text:style-name="P1"/>
      <text:p text:style-name="P1">Alternativas a flash:</text:p>
      <text:list xml:id="list2077519957" text:style-name="L1">
        <text:list-item>
          <text:p text:style-name="P3">Ktoon - <text:a xlink:type="simple" xlink:href="http://ktoon.toonka.com/">http://ktoon-es.toonka.com/</text:a></text:p>
        </text:list-item>
        <text:list-item>
          <text:p text:style-name="P3">F4L – Flash for Linux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Aita</meta:initial-creator>
    <meta:creation-date>2009-08-13T15:18:31</meta:creation-date>
    <dc:date>2009-08-18T15:48:17</dc:date>
    <dc:creator>Luis Aita</dc:creator>
    <meta:editing-duration>PT06H19M29S</meta:editing-duration>
    <meta:editing-cycles>6</meta:editing-cycles>
    <meta:generator>OpenOffice.org/3.1$Linux OpenOffice.org_project/310m11$Build-9399</meta:generator>
    <meta:document-statistic meta:table-count="1" meta:image-count="0" meta:object-count="0" meta:page-count="1" meta:paragraph-count="26" meta:word-count="112" meta:character-count="698"/>
    <meta:user-defined meta:name="Información 1"/>
    <meta:user-defined meta:name="Información 2"/>
    <meta:user-defined meta:name="Información 3"/>
    <meta:user-defined meta:name="Información 4"/>
  </office:meta>
</office:document-meta>
</file>